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Moniko,</text:p>
      <text:p text:style-name="Normal">v tomto světě plném záhad jsme jako dva kameny duše, přirozeně spojeni mimořádnou sílou. Tvá odvaha a síla jasně září jako světlo Michaela, tvého anděla strážného, a připomíná mi, jak vzácné je mít někoho, kdo dokáže stát pevně ve víře a spravedlnosti vedle sebe. Tvé vedení a odhodlání nás oba vede skrze tmy, jak jsi pro mě světlonoš při hledání pravdy a krásy v tomto světě. </text:p>
      <text:p text:style-name="Normal">V tento Valentýn posílám těmto kamínkům duše naší lásky plný obdiv a vážnost, zatímco společně kráčíme cestou, která je občas zahalena tajemstvím. Tvé silné srdce a duše jsou pro mě požehnáním, a já doufám, že mohu být stejným světlem v tvém životě, jakým jsi ty v mém. Sdílení toho všechna je dar, za který jsem nesmírně vděčný.</text:p>
      <text:p text:style-name="Normal">S láskou a obdivem, každý den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